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</style:style>
    <style:style style:name="P4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paragraph-rsid="001d9110"/>
    </style:style>
    <style:style style:name="P5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rsid="001d9110" officeooo:paragraph-rsid="001d9110"/>
    </style:style>
    <style:style style:name="P6" style:family="paragraph" style:parent-style-name="Heading_20_2">
      <style:text-properties fo:font-weight="bold" style:font-weight-asian="bold" style:font-weight-complex="bold"/>
    </style:style>
    <style:style style:name="P7" style:family="paragraph" style:parent-style-name="Heading_20_2">
      <style:text-properties officeooo:paragraph-rsid="000a2dfa"/>
    </style:style>
    <style:style style:name="P8" style:family="paragraph" style:parent-style-name="Text_20_body">
      <style:text-properties officeooo:rsid="001f8886" officeooo:paragraph-rsid="001f8886"/>
    </style:style>
    <style:style style:name="P9" style:family="paragraph" style:parent-style-name="Heading_20_2">
      <style:paragraph-properties fo:margin-top="0.25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style:font-weight-asian="bold" style:font-weight-complex="bold"/>
    </style:style>
    <style:style style:name="P10" style:family="paragraph" style:parent-style-name="Heading_20_3">
      <style:text-properties fo:font-weight="normal" officeooo:paragraph-rsid="001d9110"/>
    </style:style>
    <style:style style:name="P11" style:family="paragraph" style:parent-style-name="Heading_20_3">
      <style:text-properties officeooo:paragraph-rsid="001d9110"/>
    </style:style>
    <style:style style:name="P12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177d5" style:text-blinking="false" fo:background-color="transparent"/>
    </style:style>
    <style:style style:name="P17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10ef" officeooo:paragraph-rsid="002110ef" style:text-blinking="false" fo:background-color="transparent"/>
    </style:style>
    <style:style style:name="P19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a2dfa" style:text-blinking="false"/>
    </style:style>
    <style:style style:name="P20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1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2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paragraph-rsid="000a2dfa"/>
    </style:style>
    <style:style style:name="P23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24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25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20%" fo:background-color="transparent" style:writing-mode="lr-tb"/>
    </style:style>
    <style:style style:name="P26" style:family="paragraph" style:parent-style-name="Heading_20_2" style:list-style-name="L5">
      <style:text-properties officeooo:paragraph-rsid="000a2dfa"/>
    </style:style>
    <style:style style:name="P27" style:family="paragraph" style:parent-style-name="Heading_20_1" style:list-style-name="L6">
      <loext:graphic-properties draw:fill="none" draw:fill-color="#ffffff"/>
      <style:paragraph-properties fo:margin-top="0in" fo:margin-bottom="0in" loext:contextual-spacing="false" fo:line-height="120%" fo:background-color="transparent" style:writing-mode="lr-tb"/>
    </style:style>
    <style:style style:name="P28" style:family="paragraph" style:parent-style-name="Heading_20_3">
      <style:text-properties fo:font-weight="normal" officeooo:paragraph-rsid="001d9110" style:font-weight-asian="normal" style:font-weight-complex="normal"/>
    </style:style>
    <style:style style:name="T1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#ffff00" loext:char-shading-value="0"/>
    </style:style>
    <style:style style:name="T3" style:family="text">
      <style:text-properties fo:font-variant="normal" fo:text-transform="none" fo:color="#1155cc" style:text-line-through-style="none" style:text-line-through-type="none" style:font-name="Arial" fo:font-size="11pt" fo:font-style="italic" style:text-underline-style="solid" style:text-underline-width="auto" style:text-underline-color="font-color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ff0000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ff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#ffff00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00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666666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666666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666666" style:text-line-through-style="none" style:text-line-through-type="none" style:font-name="Arial" fo:font-size="12pt" fo:font-style="normal" style:text-underline-style="none" style:text-blinking="false" fo:background-color="#d9d9d9" loext:char-shading-value="0" style:font-weight-asian="normal" style:font-weight-complex="normal"/>
    </style:style>
    <style:style style:name="T13" style:family="text">
      <style:text-properties fo:font-variant="normal" fo:text-transform="none" fo:color="#666666" style:text-line-through-style="none" style:text-line-through-type="none" style:font-name="Arial" fo:font-size="12pt" fo:font-style="normal" style:text-underline-style="none" officeooo:rsid="000c8eb9" style:text-blinking="false" style:font-weight-asian="normal" style:font-weight-complex="normal"/>
    </style:style>
    <style:style style:name="T14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fo:font-weight="normal" style:text-blinking="false"/>
    </style:style>
    <style:style style:name="T15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fo:font-weight="normal" officeooo:rsid="001d9110" style:text-blinking="false" fo:background-color="transparent" loext:char-shading-value="0"/>
    </style:style>
    <style:style style:name="T17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style:text-blinking="false"/>
    </style:style>
    <style:style style:name="T18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style:text-blinking="false" style:font-weight-asian="normal" style:font-weight-complex="normal"/>
    </style:style>
    <style:style style:name="T19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officeooo:rsid="000c8eb9" style:text-blinking="false" style:font-weight-asian="normal" style:font-weight-complex="normal"/>
    </style:style>
    <style:style style:name="T20" style:family="text">
      <style:text-properties fo:font-variant="normal" fo:text-transform="none" fo:color="#303336" style:text-line-through-style="none" style:text-line-through-type="none" style:font-name="inherit" fo:font-size="9.7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21" style:family="text">
      <style:text-properties fo:font-variant="normal" fo:text-transform="none" fo:color="#303336" style:text-line-through-style="none" style:text-line-through-type="none" style:font-name="Consolas" fo:font-size="9.7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22" style:family="text">
      <style:text-properties fo:font-variant="normal" fo:text-transform="none" fo:color="#303336" style:font-name="inherit" fo:font-size="9.75pt" fo:letter-spacing="normal" fo:font-style="normal" fo:font-weight="normal" loext:padding="0in" loext:border="none"/>
    </style:style>
    <style:style style:name="T23" style:family="text">
      <style:text-properties style:font-name="Arial" fo:font-size="11pt" fo:font-style="normal" fo:font-weight="normal"/>
    </style:style>
    <style:style style:name="T24" style:family="text">
      <style:text-properties fo:background-color="transparent" loext:char-shading-value="0"/>
    </style:style>
    <style:style style:name="T25" style:family="text">
      <style:text-properties fo:font-weight="bold" fo:background-color="transparent" loext:char-shading-value="0"/>
    </style:style>
    <style:style style:name="T26" style:family="text">
      <style:text-properties officeooo:rsid="001d9110"/>
    </style:style>
    <style:style style:name="T27" style:family="text">
      <style:text-properties fo:color="#1155cc" fo:font-style="italic" style:text-underline-style="solid" style:text-underline-width="auto" style:text-underline-color="font-color"/>
    </style:style>
    <style:style style:name="T28" style:family="text">
      <style:text-properties officeooo:rsid="002177d5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 text:name="docs-internal-guid-f5939a17-7fff-20f7-d953-b2899dbfb7f4"/>TFG: First steps</text:p>
      <text:h text:style-name="P6" text:outline-level="2">App requirements</text:h>
      <text:p text:style-name="P1">Main functionality: User inputs sentiment and genre of the song to help on lyrics creation by auto-completing verses.</text:p>
      <text:p text:style-name="Text_20_body"/>
      <text:p text:style-name="P1">User inputs:</text:p>
      <text:list xml:id="list2294373487" text:style-name="L1">
        <text:list-item>
          <text:p text:style-name="P12">Genre of the song</text:p>
        </text:list-item>
        <text:list-item>
          <text:p text:style-name="P12">Sentiment of the lyrics. From a discrete set or a continuous value from 0 to 1 representing positiveness of the lyrics?</text:p>
        </text:list-item>
      </text:list>
      <text:h text:style-name="P6" text:outline-level="2">Possibilities &amp; limits</text:h>
      <text:p text:style-name="P2">There are examples around the internet concerning audio and lyrics analysis, as well as audio and lyrics generation. Our goal is to help on lyrics generation.</text:p>
      <text:p text:style-name="P2">Creating the dataset by classifying song by sentiment would be an whole project, so we will focus on gathering the data we need and making the text predictor tool.</text:p>
      <text:p text:style-name="P2">Possibilities:</text:p>
      <text:list xml:id="list1716852926" text:style-name="L2">
        <text:list-item>
          <text:p text:style-name="P14">Prediction of a 3 or 4 word string from a started verser of the lyric.</text:p>
        </text:list-item>
        <text:list-item>
          <text:p text:style-name="P14">Generation of a verse based on previous ones. Much more difficult.</text:p>
        </text:list-item>
      </text:list>
      <text:h text:style-name="P6" text:outline-level="2">Initial data set requirements</text:h>
      <text:p text:style-name="P1">The initial dataset we need requires:</text:p>
      <text:list xml:id="list2494168657" text:style-name="L3">
        <text:list-item>
          <text:p text:style-name="P13">Track</text:p>
          <text:list>
            <text:list-item>
              <text:p text:style-name="P13">Title</text:p>
            </text:list-item>
            <text:list-item>
              <text:p text:style-name="P13">Lyric</text:p>
            </text:list-item>
            <text:list-item>
              <text:p text:style-name="P13">Sentiment of the lyrics (continuous value or discrete set of sentiments)</text:p>
            </text:list-item>
            <text:list-item>
              <text:p text:style-name="P13">Genre</text:p>
            </text:list-item>
            <text:list-item>
              <text:p text:style-name="P13">Maybe sentimental info of the audio</text:p>
            </text:list-item>
          </text:list>
        </text:list-item>
        <text:list-item>
          <text:p text:style-name="P13">Artist</text:p>
        </text:list-item>
        <text:list-item>
          <text:p text:style-name="P13">Language (Most probably all of them in english)</text:p>
        </text:list-item>
      </text:list>
      <text:h text:style-name="P6" text:outline-level="2">Steps</text:h>
      <text:list xml:id="list2224618452" text:style-name="L4">
        <text:list-item>
          <text:p text:style-name="P15">Research and data gathering</text:p>
          <text:p text:style-name="P18">Script from <text:s/><text:a xlink:type="simple" xlink:href="https://github.com/sgiammy/emotion-patterns-in-music-playlistsfr" text:style-name="Internet_20_link" text:visited-style-name="Visited_20_Internet_20_Link"><text:span text:style-name="T27">https://github.com/sgiammy/emotion-patterns-in-music-playlists</text:span></text:a> to download lyrics from LyricWikia</text:p>
        </text:list-item>
        <text:list-item>
          <text:p text:style-name="P15">Data <text:span text:style-name="T28">Cleaning</text:span></text:p>
        </text:list-item>
        <text:list-item>
          <text:p text:style-name="P16">Data enrichment <text:span text:style-name="T28">(?)</text:span></text:p>
        </text:list-item>
        <text:list-item>
          <text:p text:style-name="P15">Lyrics and sentimental analysis + word groups</text:p>
        </text:list-item>
      </text:list>
      <text:h text:style-name="P6" text:outline-level="2">Tutoriales</text:h>
      <text:p text:style-name="P3"><text:a xlink:type="simple" xlink:href="https://github.com/gsi-upm/sitc" text:style-name="Internet_20_link" text:visited-style-name="Visited_20_Internet_20_Link"><text:span text:style-name="T1">https://github.com/gsi-upm/sitc</text:span></text:a></text:p>
      <text:p text:style-name="Text_20_body"><text:soft-page-break/></text:p>
      <text:h text:style-name="P7" text:outline-level="2">Internet data sources</text:h>
      <text:list xml:id="list1354890477" text:style-name="L5">
        <text:list-item>
          <text:h text:style-name="P26" text:outline-level="2"><text:span text:style-name="T4">Repositorio</text:span><text:span text:style-name="T5">: </text:span><text:a xlink:type="simple" xlink:href="https://github.com/sgiammy/emotion-patterns-in-music-playlists" text:style-name="Internet_20_link" text:visited-style-name="Visited_20_Internet_20_Link"><text:span text:style-name="T3">https://github.com/sgiammy/emotion-patterns-in-music-playlists</text:span></text:a><text:span text:style-name="T5"> </text:span></text:h>
        </text:list-item>
      </text:list>
      <text:p text:style-name="Text_20_body"/>
      <text:list xml:id="list4158822221" text:style-name="L6">
        <text:list-item>
          <text:h text:style-name="P27" text:outline-level="1"><text:span text:style-name="T6">pdf + bbdd</text:span><text:span text:style-name="T8"> MoodyLyrics: A Sentiment Annotated Lyrics Dataset: </text:span><text:a xlink:type="simple" xlink:href="https://www.researchgate.net/publication/317031495_MoodyLyrics_A_Sentiment_Annotated_Lyrics_Dataset" text:style-name="Internet_20_link" text:visited-style-name="Visited_20_Internet_20_Link"><text:span text:style-name="T2">(PDF) MoodyLyrics: A Sentiment Annotated Lyrics Dataset</text:span></text:a></text:h>
        </text:list-item>
        <text:list-item>
          <text:p text:style-name="P22"><text:span text:style-name="T7">Scripts </text:span><text:span text:style-name="T9">for data collection in genius + text analysis + sentimental analysis: </text:span><text:a xlink:type="simple" xlink:href="https://kvsingh.github.io/lyrics-sentiment-analysis.html" text:style-name="Internet_20_link" text:visited-style-name="Visited_20_Internet_20_Link"><text:span text:style-name="T1">Sentiment Analysis on lyrics of popular music artists</text:span></text:a></text:p>
        </text:list-item>
        <text:list-item>
          <text:p text:style-name="P22"><text:span text:style-name="T7">Scripts </text:span><text:span text:style-name="T9">for scraping from LyricWikiAPI </text:span><text:a xlink:type="simple" xlink:href="https://github.com/rileynwong/spotify-analysis" text:style-name="Internet_20_link" text:visited-style-name="Visited_20_Internet_20_Link"><text:span text:style-name="T1">rileynwong/spotify-analysis: Data analysis on my monthly playlists</text:span></text:a></text:p>
        </text:list-item>
        <text:list-item>
          <text:p text:style-name="P22"><text:span text:style-name="T7">Scripts </text:span><text:span text:style-name="T9">data gathering + lyrics generation with different ML algorithms </text:span><text:a xlink:type="simple" xlink:href="https://medium.com/@alanchen_53163/lyrics-generation-48b6b358950e" text:style-name="Internet_20_link" text:visited-style-name="Visited_20_Internet_20_Link"><text:span text:style-name="T1">Lyrics Generation - Alan Chen</text:span></text:a></text:p>
        </text:list-item>
        <text:list-item>
          <text:p text:style-name="P22"><text:span text:style-name="T7">Tool for sentiment classification  </text:span><text:span text:style-name="T9">Automated song sentiments classification using their lyrics with tensorflow  </text:span><text:a xlink:type="simple" xlink:href="https://github.com/SebinDuke/Sentiment-Analysis-of-songs-by-lyrics" text:style-name="Internet_20_link" text:visited-style-name="Visited_20_Internet_20_Link"><text:span text:style-name="T1">SebinDuke/Sentiment-Analysis-of-songs-by-lyrics</text:span></text:a></text:p>
        </text:list-item>
        <text:list-item>
          <text:p text:style-name="P19"><text:span text:style-name="T25">API </text:span><text:span text:style-name="T24">Spotify:</text:span></text:p>
          <text:list>
            <text:list-item>
              <text:p text:style-name="P17">Many data resources</text:p>
            </text:list-item>
            <text:list-item>
              <text:p text:style-name="P20"><text:span text:style-name="T24">Valence: value from 0 to 1 that describes </text:span><text:span text:style-name="T25">musical positiveness </text:span><text:span text:style-name="T24">(not lyric positiveness) of a track.</text:span></text:p>
            </text:list-item>
            <text:list-item>
              <text:p text:style-name="P20"><text:span text:style-name="T24">Other features like </text:span><text:span text:style-name="T25">acousticness, danceability, energy, liveness and loudness</text:span></text:p>
            </text:list-item>
            <text:list-item>
              <text:p text:style-name="P17">No lyrics</text:p>
            </text:list-item>
          </text:list>
        </text:list-item>
        <text:list-item>
          <text:p text:style-name="P20"><text:span text:style-name="T25">API </text:span><text:span text:style-name="T24">Musixmatch developer:</text:span></text:p>
          <text:list>
            <text:list-item>
              <text:p text:style-name="P21"> <text:span text:style-name="T23">TRACK: Rating, instrumental and explicit flags, genre, title translations</text:span></text:p>
            </text:list-item>
            <text:list-item>
              <text:p text:style-name="P17">ARTIST:  Rating, genre</text:p>
            </text:list-item>
            <text:list-item>
              <text:p text:style-name="P17">ALBUM:  Rating, genre</text:p>
            </text:list-item>
          </text:list>
        </text:list-item>
        <text:list-item>
          <text:p text:style-name="P20"><text:span text:style-name="T25">API </text:span><text:span text:style-name="T24">GENIUS:</text:span></text:p>
          <text:list>
            <text:list-item>
              <text:p text:style-name="P17">Lyrics and information about artists and tracks</text:p>
            </text:list-item>
          </text:list>
        </text:list-item>
        <text:list-item>
          <text:p text:style-name="P23"><text:span text:style-name="T7">API </text:span><text:span text:style-name="T9">More options:</text:span><text:a xlink:type="simple" xlink:href="https://rapidapi.com/collection/lyrics-apis" text:style-name="Internet_20_link" text:visited-style-name="Visited_20_Internet_20_Link"> </text:a><text:a xlink:type="simple" xlink:href="https://rapidapi.com/collection/lyrics-apis" text:style-name="Internet_20_link" text:visited-style-name="Visited_20_Internet_20_Link"><text:span text:style-name="T1">8 Song Lyrics APIs (like: Mourits Lyrics)</text:span></text:a></text:p>
        </text:list-item>
        <text:list-item>
          <text:p text:style-name="P23"><text:span text:style-name="T7">DATA SCIENCE BLOG </text:span><text:a xlink:type="simple" xlink:href="https://www.kaggle.com/" text:style-name="Internet_20_link" text:visited-style-name="Visited_20_Internet_20_Link"><text:span text:style-name="T1">https://www.kaggle.com/</text:span></text:a></text:p>
          <text:list>
            <text:list-item>
              <text:p text:style-name="P23"><text:span text:style-name="T7">bbdd </text:span><text:span text:style-name="T9">380,000 Lyrics + genre </text:span><text:a xlink:type="simple" xlink:href="https://www.kaggle.com/gyani95/380000-lyrics-from-metrolyrics" text:style-name="Internet_20_link" text:visited-style-name="Visited_20_Internet_20_Link"><text:span text:style-name="T1">https://www.kaggle.com/gyani95/380000-lyrics-from-metrolyrics</text:span></text:a></text:p>
            </text:list-item>
          </text:list>
        </text:list-item>
        <text:list-item>
          <text:p text:style-name="P23"><text:span text:style-name="T7">GITHUB</text:span><text:span text:style-name="T9"> </text:span><text:a xlink:type="simple" xlink:href="https://github.com/topics/lyrics-generator" text:style-name="Internet_20_link" text:visited-style-name="Visited_20_Internet_20_Link"><text:span text:style-name="T1">lyrics-generator · GitHub Topics</text:span></text:a></text:p>
        </text:list-item>
      </text:list>
      <text:p text:style-name="Text_20_body"/>
      <text:p text:style-name="P2">Related projects and stuff:</text:p>
      <text:list xml:id="list1064411111" text:style-name="L7">
        <text:list-item>
          <text:p text:style-name="P24"><text:span text:style-name="T7">Analysis </text:span><text:span text:style-name="T9">Lyrics FULL analysis. </text:span><text:a xlink:type="simple" xlink:href="https://michaeljohns.github.io/lyrics-lab/" text:style-name="Internet_20_link" text:visited-style-name="Visited_20_Internet_20_Link"><text:span text:style-name="T1">Modern Music Sentiment Analysis by Team Lyrics Lab</text:span></text:a></text:p>
        </text:list-item>
        <text:list-item>
          <text:p text:style-name="P24"><text:span text:style-name="T7">Analysis </text:span><text:span text:style-name="T9">Analyzes single words in songs and predicts genre of the song by those words. </text:span><text:a xlink:type="simple" xlink:href="https://towardsdatascience.com/what-songs-tell-us-about-text-mining-with-lyrics-ca80f98b3829" text:style-name="Internet_20_link" text:visited-style-name="Visited_20_Internet_20_Link"><text:span text:style-name="T1">What Songs Tell Us About: Text Mining with Lyrics</text:span></text:a></text:p>
        </text:list-item>
        <text:list-item>
          <text:p text:style-name="P25"><text:span text:style-name="T7">Analysis </text:span><text:span text:style-name="T9">Rap lyrics analysis based on maps </text:span><text:a xlink:type="simple" xlink:href="http://people.ischool.berkeley.edu/~nikhitakoul/capstone/index.html" text:style-name="Internet_20_link" text:visited-style-name="Visited_20_Internet_20_Link"><text:span text:style-name="T1">RAP: Rap Analysis Project</text:span></text:a></text:p>
        </text:list-item>
        <text:list-item>
          <text:p text:style-name="P25"><text:soft-page-break/><text:span text:style-name="T7">Analysis </text:span><text:span text:style-name="T9">Prediction of genre from lyrics: </text:span><text:a xlink:type="simple" xlink:href="https://medium.com/better-programming/predicting-a-songs-genre-using-natural-language-processing-7b354ed5bd80" text:style-name="Internet_20_link" text:visited-style-name="Visited_20_Internet_20_Link"><text:span text:style-name="T1">Predicting a Song's Genre Using Natural Language Processing</text:span></text:a></text:p>
        </text:list-item>
        <text:list-item>
          <text:p text:style-name="P25"><text:span text:style-name="T7">Analysis  </text:span><text:span text:style-name="T9">Adele sentimental analysis: </text:span><text:a xlink:type="simple" xlink:href="https://www.kdnuggets.com/2018/09/sentiment-analysis-adele-songs.html/2" text:style-name="Internet_20_link" text:visited-style-name="Visited_20_Internet_20_Link"><text:span text:style-name="T1">The Data Science of “Someone Like You” or Sentiment Analysis of Adele's Songs</text:span></text:a></text:p>
        </text:list-item>
        <text:list-item>
          <text:p text:style-name="P24"><text:span text:style-name="T7">Working project </text:span><text:span text:style-name="T9">Creates every kind of text, asking for a lot of aspects related to the creation. e.g in the lyrics of a song, it asks you some questions (these answers end quoted in the lyrics) depending on the genre of the song</text:span><text:span text:style-name="T7">. </text:span><text:a xlink:type="simple" xlink:href="https://masterpiece-generator.org.uk/" text:style-name="Internet_20_link" text:visited-style-name="Visited_20_Internet_20_Link"><text:span text:style-name="T1">Masterpiece Generator: About Us</text:span></text:a></text:p>
        </text:list-item>
        <text:list-item>
          <text:p text:style-name="P24"><text:span text:style-name="T7">Working project</text:span><text:span text:style-name="T9"> Lyric generator from genre and some phrases: h</text:span><text:a xlink:type="simple" xlink:href="http://www.songlyricsgenerator.com/index.php" text:style-name="Internet_20_link" text:visited-style-name="Visited_20_Internet_20_Link"><text:span text:style-name="T1">ttp://www.songlyricsgenerator.com/index.php</text:span></text:a></text:p>
        </text:list-item>
      </text:list>
      <text:p text:style-name="Text_20_body"/>
      <text:p text:style-name="P2">We might have to add the sentiment to our lyrics database as there is no big database with songs and sentiments of the lyric. We have to continue investigating</text:p>
      <text:p text:style-name="P2">Conforming the initial dataset: Spotify API (valence) + Musixmatch API (genre) + GENIUS API (lyrics)</text:p>
      <text:p text:style-name="Text_20_body"/>
      <text:p text:style-name="P2">ver esto</text:p>
      <text:p text:style-name="P3"><text:a xlink:type="simple" xlink:href="https://dl.acm.org/doi/abs/10.1145/3059336.3059340" text:style-name="Internet_20_link" text:visited-style-name="Visited_20_Internet_20_Link"><text:span text:style-name="T1">https://dl.acm.org/doi/abs/10.1145/3059336.3059340</text:span></text:a></text:p>
      <text:p text:style-name="Text_20_body"/>
      <text:h text:style-name="P9" text:outline-level="2">Python</text:h>
      <text:h text:style-name="P28" text:outline-level="3">Virtual Environment</text:h>
      <text:h text:style-name="P10" text:outline-level="3"><text:span text:style-name="T10">Create venv</text:span><text:span text:style-name="T11">: </text:span><text:span text:style-name="T17">python3 -m venv VENV_NAME</text:span></text:h>
      <text:h text:style-name="P10" text:outline-level="3"><text:span text:style-name="T10">Activate venv: </text:span><text:span text:style-name="T12"><text:s/></text:span><text:span text:style-name="T13">so</text:span><text:span text:style-name="T18">urce </text:span><text:span text:style-name="T19">VE</text:span><text:span text:style-name="T17">NV_FLODER/bin/activate</text:span></text:h>
      <text:h text:style-name="P11" text:outline-level="3"><text:span text:style-name="T10">Deactivate venv: </text:span><text:span text:style-name="T14">deactivate</text:span></text:h>
      <text:h text:style-name="P11" text:outline-level="3"><text:span text:style-name="T16">Export venv</text:span><text:span text:style-name="T15">: </text:span><text:span text:style-name="Source_20_Text"><text:span text:style-name="T20">pip freeze &gt;</text:span></text:span><text:span text:style-name="Source_20_Text"><text:span text:style-name="T21"> </text:span></text:span><text:span text:style-name="Source_20_Text"><text:span text:style-name="T20">requirements.txt</text:span></text:span></text:h>
      <text:p text:style-name="P4"><text:span text:style-name="T26">Import venv: </text:span><text:span text:style-name="Source_20_Text"><text:span text:style-name="T22">pip install -r path/to/requirements.txt</text:span></text:span></text:p>
      <text:p text:style-name="P5"/>
      <text:p text:style-name="Text_20_body"/>
      <text:p text:style-name="P8">PANDAS</text:p>
      <text:p text:style-name="P8"/>
      <text:p text:style-name="P8"><text:a xlink:type="simple" xlink:href="https://python.gotrained.com/text-classification-with-pandas-scikit/" text:style-name="Internet_20_link" text:visited-style-name="Visited_20_Internet_20_Link">https://python.gotrained.com/text-classification-with-pandas-scikit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Noto Sans CJK SC" style:font-family-asian="'Noto Sans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8:27:55.491317362</meta:creation-date>
    <dc:date>2020-02-18T00:02:16.329003886</dc:date>
    <meta:editing-duration>PT6H13M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73" meta:word-count="628" meta:character-count="4214" meta:non-whitespace-character-count="3694"/>
  </office:meta>
</office:document-meta>
</file>